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7bea" officeooo:paragraph-rsid="00067bea"/>
    </style:style>
    <style:style style:name="P2" style:family="paragraph" style:parent-style-name="Standard">
      <style:text-properties officeooo:rsid="00081cda" officeooo:paragraph-rsid="00081cd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 </text:p>
      <text:p text:style-name="P2">Predicting the weather using simulations tend to be complex and time limited. Using general Java programming tends to be time consuming. This can be solved using parallel computing. Parallel computing is a type of computing that allows many calculations to occur simultaneously. This saves time when working with large files as the file is split into smaller files and calculated at the same time. </text:p>
      <text:p text:style-name="P2"/>
      <text:p text:style-name="P2">The aim of this project </text:p>
      <text:p text:style-name="P2"/>
      <text:p text:style-name="P2"/>
      <text:p text:style-name="P1">Method:</text:p>
      <text:p text:style-name="P1">Results and Discussion:</text:p>
      <text:p text:style-name="P1">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1T12:29:49.348731989</meta:creation-date>
    <dc:date>2019-09-11T13:10:46.914897407</dc:date>
    <meta:editing-duration>PT36S</meta:editing-duration>
    <meta:editing-cycles>1</meta:editing-cycles>
    <meta:document-statistic meta:table-count="0" meta:image-count="0" meta:object-count="0" meta:page-count="1" meta:paragraph-count="6" meta:word-count="75" meta:character-count="477" meta:non-whitespace-character-count="405"/>
    <meta:generator>LibreOffice/6.2.6.2$Linux_X86_64 LibreOffice_project/20$Build-2</meta:generator>
  </office:meta>
</office:document-meta>
</file>